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-color="#ffffff" draw:textarea-horizontal-align="justify" draw:textarea-vertical-align="top" draw:auto-grow-height="false" fo:min-height="8.032cm" fo:min-width="22.882cm" fo:padding-top="0.134cm" fo:padding-bottom="0.134cm" fo:padding-left="0.259cm" fo:padding-right="0.259cm"/>
    </style:style>
    <style:style style:name="gr2" style:family="graphic" style:parent-style-name="standard">
      <style:graphic-properties svg:stroke-color="#ffffff" svg:stroke-opacity="0%" draw:fill-color="#eeeeee" draw:textarea-horizontal-align="justify" draw:textarea-vertical-align="top" draw:auto-grow-height="false" fo:min-height="5.75cm" fo:min-width="10cm"/>
    </style:style>
    <style:style style:name="gr3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solid" draw:fill-color="#ffffff" draw:textarea-horizontal-align="justify" draw:textarea-vertical-align="top" draw:auto-grow-height="false" fo:min-height="4.532cm" fo:min-width="9.505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svg:stroke-opacity="0%" draw:fill="solid" draw:fill-color="#eeeeee" draw:textarea-horizontal-align="justify" draw:textarea-vertical-align="top" draw:auto-grow-height="false" fo:min-height="1.48cm" fo:min-width="2.245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color="#000000" svg:stroke-opacity="100%" draw:fill-color="#ffffff" draw:textarea-horizontal-align="justify" draw:textarea-vertical-align="middle" draw:auto-grow-height="false" fo:min-height="3.15cm" fo:min-width="7.193cm"/>
    </style:style>
    <style:style style:name="gr6" style:family="graphic" style:parent-style-name="standard">
      <style:graphic-properties draw:stroke="none" svg:stroke-color="#000000" draw:fill="solid" draw:fill-color="#0066b3" draw:opacity="10%" draw:textarea-vertical-align="middle" fo:min-height="2.75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svg:stroke-opacity="0%" draw:fill="solid" draw:fill-color="#eeeeee" draw:textarea-horizontal-align="justify" draw:textarea-vertical-align="top" draw:auto-grow-height="false" fo:min-height="2.332cm" fo:min-width="3.36cm" fo:padding-top="0.134cm" fo:padding-bottom="0.134cm" fo:padding-left="0.259cm" fo:padding-right="0.259cm"/>
    </style:style>
    <style:style style:name="gr9" style:family="graphic" style:parent-style-name="standard">
      <style:graphic-properties svg:stroke-color="#ffffff" svg:stroke-opacity="0%" draw:fill-color="#eeeeee" draw:textarea-horizontal-align="justify" draw:textarea-vertical-align="top" draw:auto-grow-height="false" fo:min-height="4.819cm" fo:min-width="4.468cm"/>
    </style:style>
    <style:style style:name="gr10" style:family="graphic" style:parent-style-name="standard">
      <style:graphic-properties draw:stroke="solid" svg:stroke-width="0.035cm" svg:stroke-color="#eeeeee" draw:marker-start-width="0.252cm" draw:marker-end-width="0.252cm" svg:stroke-opacity="0%" draw:fill="solid" draw:fill-color="#cccccc" draw:textarea-horizontal-align="justify" draw:textarea-vertical-align="middle" draw:auto-grow-height="false" fo:min-height="0.771cm" fo:min-width="3.601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eeeeee" draw:marker-start-width="0.252cm" draw:marker-end-width="0.252cm" svg:stroke-opacity="0%" draw:fill="solid" draw:fill-color="#cccccc" draw:textarea-horizontal-align="justify" draw:textarea-vertical-align="middle" draw:auto-grow-height="false" fo:min-height="0.77cm" fo:min-width="3.601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eeeeee" draw:marker-start-width="0.252cm" draw:marker-end-width="0.252cm" svg:stroke-opacity="0%" draw:fill="solid" draw:fill-color="#cccccc" draw:textarea-horizontal-align="justify" draw:textarea-vertical-align="middle" draw:auto-grow-height="false" fo:min-height="0.77cm" fo:min-width="3.606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eeeeee" draw:marker-start-width="0.252cm" draw:marker-end-width="0.252cm" svg:stroke-opacity="0%" draw:fill="solid" draw:fill-color="#cccccc" draw:textarea-horizontal-align="justify" draw:textarea-vertical-align="middle" draw:auto-grow-height="false" fo:min-height="0.271cm" fo:min-width="2.533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eeeeee" draw:marker-start-width="0.252cm" draw:marker-end-width="0.252cm" svg:stroke-opacity="0%" draw:fill="solid" draw:fill-color="#cccccc" draw:textarea-horizontal-align="justify" draw:textarea-vertical-align="middle" draw:auto-grow-height="false" fo:min-height="0.271cm" fo:min-width="0.954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eeeeee" draw:marker-start-width="0.252cm" draw:marker-end-width="0.252cm" svg:stroke-opacity="0%" draw:fill="solid" draw:fill-color="#cccccc" draw:textarea-horizontal-align="justify" draw:textarea-vertical-align="middle" draw:auto-grow-height="false" fo:min-height="0.272cm" fo:min-width="1.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eeeeee" draw:marker-start-width="0.252cm" draw:marker-end-width="0.252cm" svg:stroke-opacity="0%" draw:fill="solid" draw:fill-color="#cccccc" draw:textarea-horizontal-align="justify" draw:textarea-vertical-align="middle" draw:auto-grow-height="false" fo:min-height="0.611cm" fo:min-width="2.016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svg:stroke-opacity="0%" draw:fill="solid" draw:fill-color="#cccccc" draw:textarea-horizontal-align="justify" draw:textarea-vertical-align="middle" draw:auto-grow-height="false" fo:min-height="0.339cm" fo:min-width="2.246cm" fo:padding-top="0.134cm" fo:padding-bottom="0.134cm" fo:padding-left="0.259cm" fo:padding-right="0.259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fo:font-weight="bold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fo:font-size="15pt" fo:font-weight="bold"/>
    </style:style>
    <style:style style:name="P5" style:family="paragraph">
      <loext:graphic-properties draw:fill="solid" draw:fill-color="#ffffff"/>
      <style:paragraph-properties fo:text-align="start"/>
      <style:text-properties fo:font-size="10pt" fo:font-weight="bold"/>
    </style:style>
    <style:style style:name="P6" style:family="paragraph">
      <loext:graphic-properties draw:fill="solid" draw:fill-color="#eeeeee"/>
      <style:paragraph-properties fo:text-align="center"/>
      <style:text-properties fo:font-size="9pt" fo:font-weight="bold"/>
    </style:style>
    <style:style style:name="P7" style:family="paragraph">
      <loext:graphic-properties draw:fill="solid" draw:fill-color="#0066b3" draw:opacity="10%"/>
      <style:paragraph-properties fo:text-align="start"/>
      <style:text-properties fo:font-size="7pt" style:font-size-asian="7pt" style:font-size-complex="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size="15pt" fo:font-weight="bold"/>
    </style:style>
    <style:style style:name="P10" style:family="paragraph">
      <loext:graphic-properties draw:fill="solid" draw:fill-color="#cccccc"/>
      <style:paragraph-properties fo:text-align="center"/>
      <style:text-properties fo:font-size="9pt" fo:font-weight="normal"/>
    </style:style>
    <style:style style:name="P11" style:family="paragraph">
      <loext:graphic-properties draw:fill="solid" draw:fill-color="#cccccc"/>
      <style:paragraph-properties fo:text-align="center"/>
      <style:text-properties fo:font-size="8pt" fo:font-weight="normal"/>
    </style:style>
    <style:style style:name="P12" style:family="paragraph">
      <loext:graphic-properties draw:fill="solid" draw:fill-color="#cccccc"/>
      <style:paragraph-properties fo:text-align="center"/>
      <style:text-properties fo:font-size="8pt" fo:text-shadow="none" fo:font-weight="normal"/>
    </style:style>
    <style:style style:name="P13" style:family="paragraph">
      <style:paragraph-properties fo:text-align="center"/>
      <style:text-properties fo:text-shadow="none"/>
    </style:style>
    <style:style style:name="P14" style:family="paragraph">
      <loext:graphic-properties draw:fill-color="#cccccc"/>
      <style:paragraph-properties fo:text-align="center"/>
    </style:style>
    <style:style style:name="T1" style:family="text">
      <style:text-properties fo:font-size="15pt" fo:font-weight="bold"/>
    </style:style>
    <style:style style:name="T2" style:family="text">
      <style:text-properties fo:font-size="10pt" fo:font-weight="bold"/>
    </style:style>
    <style:style style:name="T3" style:family="text">
      <style:text-properties fo:font-size="9pt" fo:font-weight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fo:font-weight="normal"/>
    </style:style>
    <style:style style:name="T6" style:family="text">
      <style:text-properties fo:font-size="8pt" fo:font-weight="normal"/>
    </style:style>
    <style:style style:name="T7" style:family="text">
      <style:text-properties fo:font-size="8pt" fo:text-shadow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4cm" svg:height="8.3cm" svg:x="3.4cm" svg:y="9.1cm">
          <text:p text:style-name="P1"><text:span text:style-name="T1">Trench Group (Prefa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0.5cm" svg:height="6cm" svg:x="13.1cm" svg:y="10.6cm">
          <text:p text:style-name="P3"><text:span text:style-name="T1">M1919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0.023cm" svg:height="4.8cm" svg:x="13.377cm" svg:y="11.5cm">
          <text:p text:style-name="P3"><text:span text:style-name="T2">Trench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63cm" svg:height="1.748cm" svg:x="14.645cm" svg:y="13.914cm">
          <text:p text:style-name="P1"><text:span text:style-name="T3">G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7.693cm" svg:height="3.4cm" svg:x="10.8cm" svg:y="3.9cm">
          <text:p text:style-name="P1"><text:span text:style-name="T1">Trench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4.9cm" svg:height="3.001cm" svg:x="23.5cm" svg:y="1.3cm">
          <draw:text-box>
            <text:p text:style-name="P3"><text:span text:style-name="T4">Dettection Radius – 0, 1400m</text:span></text:p>
            <text:p text:style-name="P3"><text:span text:style-name="T4">Effective Distance – 0, 1200m</text:span></text:p>
            <text:p text:style-name="P3"><text:span text:style-name="T4"/></text:p>
            <text:p text:style-name="P3"><text:span text:style-name="T4">Recognition Action - Vigilant</text:span></text:p>
            <text:p text:style-name="P3"><text:span text:style-name="T4">Effective Action - Shoot</text:span></text:p>
            <text:p text:style-name="P3"><text:span text:style-name="T4"/></text:p>
            <text:p text:style-name="P3"><text:span text:style-name="T4">Explode</text:span></text:p>
            <text:p text:style-name="P3"><text:span text:style-name="T4"/></text:p>
            <text:p text:style-name="P3"><text:span text:style-name="T4">Cadence Type - Single, Burst, Full</text:span></text:p>
            <text:p text:style-name="P3"><text:span text:style-name="T4"/></text:p>
          </draw:text-box>
        </draw:frame>
        <draw:line draw:style-name="gr7" draw:text-style-name="P8" draw:layer="layout" svg:x1="18.8cm" svg:y1="4cm" svg:x2="22.8cm" svg:y2="4cm">
          <text:p/>
        </draw:line>
        <draw:custom-shape draw:style-name="gr8" draw:text-style-name="P6" draw:layer="layout" svg:width="3.878cm" svg:height="2.6cm" svg:x="18.222cm" svg:y="13.3cm">
          <text:p text:style-name="P1"><text:span text:style-name="T3">Particle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968cm" svg:height="5.069cm" svg:x="5.832cm" svg:y="10.9cm">
          <text:p text:style-name="P1"><text:span text:style-name="T1">Sold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0" draw:id="id10" draw:layer="layout" svg:width="4.135cm" svg:height="1.055cm" svg:x="6.249cm" svg:y="13.345cm">
          <text:p text:style-name="P1"><text:span text:style-name="T5">Anim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9" draw:id="id9" draw:layer="layout" svg:width="4.135cm" svg:height="1.054cm" svg:x="6.249cm" svg:y="14.586cm">
          <text:p text:style-name="P1"><text:span text:style-name="T5">IK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8" draw:id="id8" draw:layer="layout" svg:width="4.14cm" svg:height="1.054cm" svg:x="6.246cm" svg:y="12.131cm">
          <text:p text:style-name="P1"><text:span text:style-name="T5">Animator Soldiers</text:span></text:p>
          <text:p text:style-name="P1"><text:span text:style-name="T5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4" draw:id="id4" draw:layer="layout" svg:width="3.067cm" svg:height="0.555cm" svg:x="18.627cm" svg:y="14.037cm">
          <text:p text:style-name="P1"><text:span text:style-name="T6">Shoot M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5" draw:id="id5" draw:layer="layout" svg:width="1.488cm" svg:height="0.555cm" svg:x="20.423cm" svg:y="14.934cm">
          <text:p text:style-name="P1"><text:span text:style-name="T7">Anim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3" draw:id="id3" draw:layer="layout" svg:width="1.934cm" svg:height="0.556cm" svg:x="18.411cm" svg:y="14.933cm">
          <text:p text:style-name="P1"><text:span text:style-name="T7">Audio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xml:id="id2" draw:id="id2" draw:layer="layout" svg:width="2.55cm" svg:height="0.895cm" svg:x="14.752cm" svg:y="14.666cm">
          <text:p text:style-name="P1"><text:span text:style-name="T6">LookAtTrench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1" draw:id="id1" draw:layer="layout" svg:width="2.764cm" svg:height="0.607cm" svg:x="16.996cm" svg:y="12.355cm">
          <text:p text:style-name="P1"><text:span text:style-name="T5">LookAtTre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7" draw:id="id7" draw:layer="layout" svg:width="2.764cm" svg:height="0.607cm" svg:x="14.023cm" svg:y="12.355cm">
          <text:p text:style-name="P1"><text:span text:style-name="T5">TrenchExpl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6" draw:id="id6" draw:layer="layout" svg:width="2.764cm" svg:height="0.607cm" svg:x="19.936cm" svg:y="12.355cm">
          <text:p text:style-name="P1"><text:span text:style-name="T5">Detect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line-skew="0.404cm -0.293cm" svg:x1="16.996cm" svg:y1="12.658cm" svg:x2="17.302cm" svg:y2="15.113cm" draw:start-shape="id1" draw:start-glue-point="3" draw:end-shape="id2" draw:end-glue-point="1" svg:d="M16996 12658h-96v862h902v1593h-500" svg:viewBox="0 0 903 2456">
          <text:p/>
        </draw:connector>
        <draw:connector draw:style-name="gr18" draw:text-style-name="P13" draw:layer="layout" svg:x1="19.378cm" svg:y1="14.933cm" svg:x2="20.16cm" svg:y2="14.592cm" draw:start-shape="id3" draw:start-glue-point="0" draw:end-shape="id4" draw:end-glue-point="2" svg:d="M19378 14933v-171h782v-170" svg:viewBox="0 0 783 342">
          <text:p/>
        </draw:connector>
        <draw:connector draw:style-name="gr18" draw:text-style-name="P13" draw:layer="layout" svg:x1="21.167cm" svg:y1="14.934cm" svg:x2="20.16cm" svg:y2="14.592cm" draw:start-shape="id5" draw:start-glue-point="0" draw:end-shape="id4" draw:end-glue-point="2" svg:d="M21167 14934v-172h-1007v-170" svg:viewBox="0 0 1008 343">
          <text:p/>
        </draw:connector>
        <draw:connector draw:style-name="gr18" draw:text-style-name="P1" draw:layer="layout" svg:x1="22.7cm" svg:y1="12.658cm" svg:x2="21.694cm" svg:y2="14.314cm" draw:start-shape="id6" draw:start-glue-point="1" draw:end-shape="id4" draw:end-glue-point="1" svg:d="M22700 12658h500v1656h-1506" svg:viewBox="0 0 1507 1657">
          <text:p/>
        </draw:connector>
        <draw:connector draw:style-name="gr19" draw:text-style-name="P14" draw:layer="layout" svg:x1="19.936cm" svg:y1="12.658cm" svg:x2="19.76cm" svg:y2="12.658cm" draw:start-shape="id6" draw:start-glue-point="3" draw:end-shape="id1" draw:end-glue-point="1" svg:d="M19936 12658h-176" svg:viewBox="0 0 177 1">
          <text:p/>
        </draw:connector>
        <draw:connector draw:style-name="gr18" draw:text-style-name="P1" draw:layer="layout" svg:x1="14.023cm" svg:y1="12.658cm" svg:x2="10.386cm" svg:y2="12.658cm" draw:start-shape="id7" draw:start-glue-point="3" draw:end-shape="id8" draw:end-glue-point="1" svg:d="M14023 12658h-3637" svg:viewBox="0 0 3638 1">
          <text:p/>
        </draw:connector>
        <draw:connector draw:style-name="gr18" draw:text-style-name="P1" draw:layer="layout" svg:x1="10.384cm" svg:y1="15.113cm" svg:x2="14.752cm" svg:y2="15.113cm" draw:start-shape="id9" draw:start-glue-point="1" draw:end-shape="id2" draw:end-glue-point="3" svg:d="M10384 15113h4368" svg:viewBox="0 0 4369 1">
          <text:p/>
        </draw:connector>
        <draw:connector draw:style-name="gr19" draw:text-style-name="P14" draw:layer="layout" svg:x1="8.316cm" svg:y1="13.185cm" svg:x2="8.316cm" svg:y2="13.345cm" draw:start-shape="id8" draw:start-glue-point="2" draw:end-shape="id10" draw:end-glue-point="0" svg:d="M8316 13185v160" svg:viewBox="0 0 1 161">
          <text:p/>
        </draw:connector>
        <draw:connector draw:style-name="gr18" draw:text-style-name="P1" draw:layer="layout" svg:x1="18.493cm" svg:y1="5.6cm" svg:x2="21.318cm" svg:y2="12.355cm" draw:start-shape="id11" draw:start-glue-point="1" draw:end-shape="id6" draw:end-glue-point="0" svg:d="M18493 5600h2825v6755" svg:viewBox="0 0 2826 6756">
          <text:p/>
        </draw:connector>
        <draw:connector draw:style-name="gr18" draw:text-style-name="P1" draw:layer="layout" draw:line-skew="2.307cm 2.072cm" svg:x1="18.493cm" svg:y1="5.6cm" svg:x2="18.378cm" svg:y2="12.355cm" draw:start-shape="id11" draw:start-glue-point="1" draw:end-shape="id1" draw:end-glue-point="0" svg:d="M18493 5600h2807v6300h-2922v455" svg:viewBox="0 0 2923 67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09:26:21.482264689</meta:creation-date>
    <dc:date>2019-12-17T15:56:18.744145716</dc:date>
    <meta:editing-duration>PT5H50M57S</meta:editing-duration>
    <meta:editing-cycles>84</meta:editing-cycles>
    <meta:generator>LibreOffice/6.0.7.3$Linux_X86_64 LibreOffice_project/00m0$Build-3</meta:generator>
    <meta:document-statistic meta:object-count="29"/>
  </office:meta>
</office:document-meta>
</file>